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>
        <style:tab-stops>
          <style:tab-stop style:type="left" style:position="6.3131in"/>
        </style:tab-stops>
      </style:paragraph-properties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2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3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4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5" style:parent-style-name="Standard" style:family="paragraph">
      <style:text-properties style:font-name-complex="Arial" fo:font-size="11pt" style:font-size-asian="11pt"/>
    </style:style>
    <style:style style:name="P6" style:parent-style-name="Standard" style:family="paragraph">
      <style:text-properties style:font-name-complex="Arial" fo:font-size="11pt" style:font-size-asian="11pt"/>
    </style:style>
    <style:style style:name="P7" style:parent-style-name="Standard" style:family="paragraph">
      <style:text-properties style:font-name-complex="Arial" fo:font-size="11pt" style:font-size-asian="11pt"/>
    </style:style>
    <style:style style:name="P8" style:parent-style-name="Standard" style:family="paragraph">
      <style:paragraph-properties fo:text-align="center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9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10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11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12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T13" style:parent-style-name="Absatz-Standardschriftart" style:family="text">
      <style:text-properties fo:font-size="11pt" style:font-size-asian="11pt" style:font-size-complex="12pt"/>
    </style:style>
    <style:style style:name="T14" style:parent-style-name="Absatz-Standardschriftart" style:family="text">
      <style:text-properties fo:font-size="11pt" style:font-size-asian="11pt" style:font-size-complex="12pt"/>
    </style:style>
    <style:style style:name="T15" style:parent-style-name="Absatz-Standardschriftart" style:family="text">
      <style:text-properties fo:font-size="11pt" style:font-size-asian="11pt" style:font-size-complex="12pt"/>
    </style:style>
    <style:style style:name="T16" style:parent-style-name="Absatz-Standardschriftart" style:family="text">
      <style:text-properties fo:font-size="11pt" style:font-size-asian="11pt" style:font-size-complex="12pt"/>
    </style:style>
    <style:style style:name="P17" style:parent-style-name="KeinLeerraum" style:family="paragraph">
      <style:text-properties fo:font-size="11pt" style:font-size-asian="11pt" style:font-size-complex="12pt"/>
    </style:style>
    <style:style style:name="P18" style:parent-style-name="Standard" style:family="paragraph">
      <style:text-properties style:font-name-complex="Arial" fo:font-size="11pt" style:font-size-asian="11pt"/>
    </style:style>
    <style:style style:name="P19" style:parent-style-name="Standard" style:family="paragraph">
      <style:paragraph-properties fo:text-align="center"/>
      <style:text-properties style:font-name-complex="Arial" fo:font-weight="bold" style:font-weight-asian="bold" style:font-weight-complex="bold" fo:font-size="12pt" style:font-size-asian="12pt" style:font-size-complex="12pt"/>
    </style:style>
    <style:style style:name="P20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1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2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3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4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5" style:parent-style-name="Standard" style:family="paragraph">
      <style:text-properties style:font-name-complex="Arial" fo:font-size="11pt" style:font-size-asian="11pt"/>
    </style:style>
    <style:style style:name="P26" style:parent-style-name="Standard" style:family="paragraph">
      <style:text-properties style:font-name-complex="Arial" fo:font-size="11pt" style:font-size-asian="11pt"/>
    </style:style>
    <style:style style:name="P27" style:parent-style-name="Standard" style:family="paragraph">
      <style:paragraph-properties fo:text-align="center"/>
      <style:text-properties style:font-name-complex="Arial" fo:font-weight="bold" style:font-weight-asian="bold" style:font-weight-complex="bold" fo:font-size="11pt" style:font-size-asian="11pt"/>
    </style:style>
    <style:style style:name="P28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29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30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P31" style:parent-style-name="Standard" style:family="paragraph">
      <style:paragraph-properties fo:margin-bottom="0in">
        <style:tab-stops>
          <style:tab-stop style:type="left" style:position="6.3131in"/>
        </style:tab-stops>
      </style:paragraph-properties>
      <style:text-properties style:font-name-complex="Arial" fo:font-size="11pt" style:font-size-asian="11pt"/>
    </style:style>
    <style:style style:name="T32" style:parent-style-name="Absatz-Standardschriftart" style:family="text">
      <style:text-properties style:font-name-complex="Arial" fo:font-size="11pt" style:font-size-asian="11pt"/>
    </style:style>
    <style:style style:name="T33" style:parent-style-name="Absatz-Standardschriftart" style:family="text">
      <style:text-properties style:font-name-complex="Arial" fo:font-size="11pt" style:font-size-asian="11pt"/>
    </style:style>
  </office:automatic-styles>
  <office:body>
    <office:text text:use-soft-page-breaks="true">
      <text:p text:style-name="P1">Ausgangszustand, Ziel, Rahmenbedingungen</text:p>
      <text:p text:style-name="P2"/>
      <text:p text:style-name="P3">Zu entwickeln ist eine Messvorrichtung, welche die Prüfung verschiedener konfektionierter Kabel z. B. Flachbandkabel übernehmen soll. Dies ist erforderlich, da in den meisten Fällen, Flachbandkabel<text:s/>nicht einem<text:s/>Prüfungsprozess unterzogen werden. Treten Fehler in einer elektronischen Schaltung auf, so ist das Nachmessen eines Flachbandkabels, vermutlich einer der letzten Schritte der Fehlersuche. Durch meinen<text:s/>betrieblichen Auftrag soll in Zukunft der Zeitaufwand auf ein Minimum reduziert werden,<text:s/>um im Vorfeld einen Fehler ausschließen zu können.<text:s/></text:p>
      <text:p text:style-name="P4"/>
      <text:p text:style-name="P5">Die technischen Anforderungen<text:s/>sind dabei,<text:s/>das Überprüfen<text:s/>auf<text:s/>Kurzschlüsse<text:s/>der parallel verlaufenden Leitungen und das Messen jeder einzelnen Leitung,<text:s/>mit einem konstanten Strom. Liegt ein Fehler vor, so sollen Signalleuchten dem Bediener die eindeutige Position der fehlerhaften<text:s/>Adern<text:s/>anzeigen. Konstanter Messstrom,<text:s/>Widerstandsgrenzwert<text:s/>und Messgeschwindigkeit sollen dabei einstellbar sein.<text:s/></text:p>
      <text:p text:style-name="P6">Zur Überprüfung von Programmierkabeln mit ungleichen<text:s/>Steckerbelegungen, soll ebenfalls eine Möglichkeit bestehen diese<text:s/>nach ihrer Fertigung<text:s/>prüfen zu können. Die dafür notwendige Hard-<text:s/>und Software,<text:s/>soll zwar<text:s/>zu Projektende vorhanden sein, ist aber kein Teil des betrieblichen Auftrages. Der dafür benötigte Zeitaufwand in Kombination mit der Entwicklung der restlichen Hardware, ist nicht mit den Vorgaben<text:s/>der<text:s/>Prüfungsvorschrift<text:s/>zu vereinbaren.<text:s/></text:p>
      <text:p text:style-name="P7"/>
      <text:p text:style-name="P8">Informationen und Auftragsplanung</text:p>
      <text:p text:style-name="P9">- Informationen zum Auftrag bei Auftragsgebern einholen.</text:p>
      <text:p text:style-name="P10">- Technische Anforderungen<text:s/>des Auftraggebers, werden in einem Lastenheft mir übergeben.</text:p>
      <text:p text:style-name="P11">- Erstellen eines Pflichtenheftes nach Anforderungen des Lastenheftes.</text:p>
      <text:p text:style-name="P12">- Information zur technischen Realisierung einholen.</text:p>
      <text:p text:style-name="KeinLeerraum">-<text:s/><text:span text:style-name="T13">Auswahl geeigneter Bauteile treffen und auf<text:s/></text:span><text:span text:style-name="T14">Verfügbarkeit</text:span><text:span text:style-name="T15"><text:s/>prüfen</text:span><text:span text:style-name="T16">.</text:span></text:p>
      <text:p text:style-name="P17"/>
      <text:p text:style-name="KeinLeerraum"/>
      <text:p text:style-name="P18"/>
      <text:p text:style-name="P19">Auftragsdurchführung</text:p>
      <text:p text:style-name="P20">- Erstellen eines Blockschaltbildes.</text:p>
      <text:p text:style-name="P21">- Entwickeln eines Schaltplanes.</text:p>
      <text:p text:style-name="P22">- Funktionsprüfung einzelner Schaltungsteile durch Aufbau und Simulation.</text:p>
      <text:p text:style-name="P23">- Teilauftrag an Layoutabteilung.</text:p>
      <text:p text:style-name="P24">- Erstellen einer Dokumentation.</text:p>
      <text:p text:style-name="P25">- Erstellen<text:s/>einer<text:s/>Bedienungsanleitung<text:s/>für den<text:s/>allgemeinen<text:s/>Gebrauch.</text:p>
      <text:p text:style-name="P26"/>
      <text:p text:style-name="P27">Auftragskontrolle</text:p>
      <text:p text:style-name="P28">- Inbetriebnahme der Schaltung.</text:p>
      <text:p text:style-name="P29">- Funktionstest<text:s/>durchführen.</text:p>
      <text:p text:style-name="P30">- Prüfprotokoll<text:s/>erstellen und ausfüllen.</text:p>
      <text:p text:style-name="P31">-<text:s/>Abschließende<text:s/>Dokumentation<text:s/>über Arbeitszeit und Materialverbrauch / Kosten.</text:p>
      <text:p text:style-name="Standard"><text:span text:style-name="T32">- Übergabe an die Auftragsgeber</text:span><text:span text:style-name="T3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0833in" fo:line-height="100%"/>
      <style:text-properties style:font-name="Arial" fo:font-size="10pt" style:font-size-asian="10pt"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="Arial"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offmann maximilian</meta:initial-creator>
    <dc:creator>hoffmann maximilian</dc:creator>
    <meta:creation-date>2021-01-11T07:48:00Z</meta:creation-date>
    <dc:date>2021-01-24T13:04:00Z</dc:date>
    <meta:print-date>2021-01-24T12:42:00Z</meta:print-date>
    <meta:template xlink:href="Normal.dotm" xlink:type="simple"/>
    <meta:editing-cycles>2</meta:editing-cycles>
    <meta:editing-duration>PT0S</meta:editing-duration>
    <meta:document-statistic meta:page-count="1" meta:paragraph-count="4" meta:word-count="320" meta:character-count="2339" meta:row-count="16" meta:non-whitespace-character-count="2023"/>
  </office:meta>
</office:document-meta>
</file>